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2.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82c297"/>
    </style:style>
    <style:style style:name="ce3" style:family="table-cell" style:parent-style-name="Default">
      <style:table-cell-properties fo:background-color="#82c297"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fe7f5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COLLECITION ON TROPHIES ON P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llect a dog ta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Destroy 15 camer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orient an enemy with a cloud of smoke from a fire extinguis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atch a glimpse of Vamp standing in the streets of New York during the end cinemat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Lure a guard with a girlie magaz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d Otacon a picture of the marine with no pa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Put an enemy in a loc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Learn the location of the presi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d Emma Emmeric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nquilize 100 ene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ack the neck of 30 enemi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t 30 enemies unconcio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Befriend Ol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lete a VR or Alternative mis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r Johnny’s bowel noises in two locati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ss a poster in a loc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Shoot 10 enemy rad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Kill 5 enemies with pipe ste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Get the bandana (50 tags in Tanker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Get the Tanker stealth suit (76 tags in Tanker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Get the brown wig (80 tags in Plant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Get the Plant stealth suit (120 tags in plant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get the orange wig (160 tags in plant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t caught by Otacon simulating yoursel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Watch Rose kill Raiden on a roofto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eet President james John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Learn how to defuse c4 bomba from Peter Stillm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et Revolv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cquire the digital came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tain grip level 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at Ol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at Fatm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troy the AV-88 Harrier 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at Metal Gera Ra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eat Solidus Snak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eat Vam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ke a clear photograph of the ghost image in Hold No. 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lete Boss Surviv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Collect all bo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lete all Snake Ta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Place first in 50 VR/Alternative Missi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string" calcext:value-type="string">
            <text:p>Clear the game without entering alert mod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lect all dog tags (76 Tanker, 218 Plant e mi da blue wig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t the Tanker and Plant on any difficult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lete all VR and alternative missi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Collect all the other trophi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LETION PERCENTAGE on PS</text:p>
          </table:table-cell>
          <table:table-cell table:formula="of:=([.B2]+[.B3]+[.B4]+[.B5]+[.B6]+[.B7]+[.B8]+[.B9]+[.B10]+[.B11]+[.B12]+[.B13]+[.B14]+[.B15]+[.B17]+[.B16]+[.B18]+[.B19]+[.B20]+[.B21]+[.B22]+[.B23]+[.B24]+[.B25]+[.B26]+[.B27]+[.B28]+[.B29]+[.B30]+[.B31]+[.B32]+[.B33]+[.B34]+[.B35]+[.B36]+[.B37]+[.B38]+[.B39]+[.B40]+[.B41]+[.B42]+[.B43]+[.B44]+[.B45]+[.B46]+[.B47])*100 / 46" office:value-type="float" office:value="56.5217391304348" calcext:value-type="float">
            <text:p>56.5217391304348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SENTI IDENTICI SU XBO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ia’ raggiunti, automatici nella storia, o banalissimi, o inclusi nel BB emble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2:04:46.622015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7T10:43:54.615036350</meta:creation-date>
    <dc:date>2022-08-11T12:16:09.589466087</dc:date>
    <meta:editing-duration>PT41M4S</meta:editing-duration>
    <meta:editing-cycles>31</meta:editing-cycles>
    <meta:generator>LibreOffice/6.0.7.3$Linux_X86_64 LibreOffice_project/00m0$Build-3</meta:generator>
    <meta:document-statistic meta:table-count="1" meta:cell-count="97" meta:object-count="0"/>
  </office:meta>
</office:document-meta>
</file>